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0" style:family="paragraph" style:parent-style-name="text">
      <style:text-properties fo:language="en" fo:country="US" officeooo:rsid="006820e5" officeooo:paragraph-rsid="006982ed" style:script-type="latin"/>
    </style:style>
    <style:style style:name="P31"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2"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3" style:family="paragraph" style:parent-style-name="Contents_20_1">
      <style:paragraph-properties>
        <style:tab-stops>
          <style:tab-stop style:position="14.997cm" style:type="right" style:leader-style="dotted" style:leader-text="."/>
        </style:tab-stops>
      </style:paragraph-properties>
    </style:style>
    <style:style style:name="P34" style:family="paragraph" style:parent-style-name="Contents_20_2">
      <style:paragraph-properties>
        <style:tab-stops>
          <style:tab-stop style:position="14.997cm" style:type="right" style:leader-style="dotted" style:leader-text="."/>
        </style:tab-stops>
      </style:paragraph-properties>
    </style:style>
    <style:style style:name="P35" style:family="paragraph" style:parent-style-name="Contents_20_3">
      <style:paragraph-properties>
        <style:tab-stops>
          <style:tab-stop style:position="14.997cm" style:type="right" style:leader-style="dotted" style:leader-text="."/>
        </style:tab-stops>
      </style:paragraph-properties>
    </style:style>
    <style:style style:name="P36" style:family="paragraph" style:parent-style-name="Standard">
      <style:text-properties style:font-name="Times New Roman" fo:font-size="12pt" style:font-size-asian="12pt" style:font-name-complex="Times New Roman2" style:font-size-complex="12pt"/>
    </style:style>
    <style:style style:name="P37" style:family="paragraph" style:parent-style-name="Standard">
      <style:paragraph-properties fo:margin-top="0cm" fo:margin-bottom="0.282cm" style:contextual-spacing="false" fo:line-height="150%" fo:break-before="page"/>
    </style:style>
    <style:style style:name="P38"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39"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2" style:family="paragraph" style:parent-style-name="Standard">
      <style:paragraph-properties fo:margin-top="0cm" fo:margin-bottom="0.282cm" style:contextual-spacing="false" fo:line-height="150%"/>
    </style:style>
    <style:style style:name="P43"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4" style:family="paragraph" style:parent-style-name="text">
      <style:text-properties officeooo:rsid="0032a96f" officeooo:paragraph-rsid="0032a96f"/>
    </style:style>
    <style:style style:name="P45" style:family="paragraph" style:parent-style-name="text">
      <style:text-properties officeooo:rsid="00333cd2" officeooo:paragraph-rsid="00333cd2"/>
    </style:style>
    <style:style style:name="P46" style:family="paragraph" style:parent-style-name="text">
      <style:text-properties officeooo:paragraph-rsid="003438e2"/>
    </style:style>
    <style:style style:name="P47" style:family="paragraph" style:parent-style-name="text">
      <style:text-properties officeooo:rsid="003438e2" officeooo:paragraph-rsid="003438e2"/>
    </style:style>
    <style:style style:name="P48" style:family="paragraph" style:parent-style-name="Kapitola" style:list-style-name="WWNum3">
      <style:paragraph-properties fo:margin-top="0cm" fo:margin-bottom="0.212cm" style:contextual-spacing="false" fo:break-before="page"/>
      <style:text-properties officeooo:paragraph-rsid="0032a96f"/>
    </style:style>
    <style:style style:name="P49" style:family="paragraph" style:parent-style-name="text">
      <style:text-properties officeooo:paragraph-rsid="003e1f4b"/>
    </style:style>
    <style:style style:name="P50" style:family="paragraph" style:parent-style-name="Kapitola">
      <style:text-properties officeooo:paragraph-rsid="00715532"/>
    </style:style>
    <style:style style:name="P51" style:family="paragraph" style:parent-style-name="text">
      <style:text-properties officeooo:rsid="006cb0e5" officeooo:paragraph-rsid="00715532"/>
    </style:style>
    <style:style style:name="P52" style:family="paragraph" style:parent-style-name="Kapitola" style:list-style-name="WWNum3">
      <style:text-properties officeooo:rsid="003fea2e" officeooo:paragraph-rsid="003fea2e"/>
    </style:style>
    <style:style style:name="P53" style:family="paragraph" style:parent-style-name="text">
      <style:text-properties officeooo:rsid="004195cc" officeooo:paragraph-rsid="004195cc"/>
    </style:style>
    <style:style style:name="P54" style:family="paragraph" style:parent-style-name="Kapitola" style:list-style-name="WWNum3">
      <style:text-properties officeooo:rsid="0046740c"/>
    </style:style>
    <style:style style:name="P55" style:family="paragraph" style:parent-style-name="text">
      <style:text-properties officeooo:rsid="00481cd9" officeooo:paragraph-rsid="00481cd9"/>
    </style:style>
    <style:style style:name="P56" style:family="paragraph" style:parent-style-name="text">
      <style:text-properties officeooo:rsid="00481cd9" officeooo:paragraph-rsid="0049283d"/>
    </style:style>
    <style:style style:name="P57" style:family="paragraph" style:parent-style-name="text">
      <style:text-properties officeooo:rsid="0049283d" officeooo:paragraph-rsid="0049283d"/>
    </style:style>
    <style:style style:name="P58" style:family="paragraph" style:parent-style-name="text" style:list-style-name="L2">
      <style:text-properties officeooo:rsid="004a9e22" officeooo:paragraph-rsid="004a9e22"/>
    </style:style>
    <style:style style:name="P59" style:family="paragraph" style:parent-style-name="text" style:list-style-name="L2">
      <style:paragraph-properties fo:margin-left="0cm" fo:text-indent="0cm" style:auto-text-indent="true"/>
      <style:text-properties officeooo:rsid="004e4c70" officeooo:paragraph-rsid="004e4c70"/>
    </style:style>
    <style:style style:name="P60" style:family="paragraph" style:parent-style-name="text">
      <style:paragraph-properties fo:margin-left="0cm" fo:text-indent="0cm" style:auto-text-indent="true"/>
      <style:text-properties officeooo:rsid="004e4c70" officeooo:paragraph-rsid="004e4c70"/>
    </style:style>
    <style:style style:name="P61" style:family="paragraph" style:parent-style-name="Kapitola">
      <style:text-properties officeooo:rsid="004a9e22" officeooo:paragraph-rsid="004a9e22"/>
    </style:style>
    <style:style style:name="P62" style:family="paragraph" style:parent-style-name="text">
      <style:text-properties officeooo:rsid="004a9e22" officeooo:paragraph-rsid="004c4bee"/>
    </style:style>
    <style:style style:name="P63" style:family="paragraph" style:parent-style-name="text">
      <style:text-properties officeooo:rsid="004c4bee" officeooo:paragraph-rsid="004c4bee"/>
    </style:style>
    <style:style style:name="P64" style:family="paragraph" style:parent-style-name="text">
      <style:text-properties officeooo:rsid="004c706e" officeooo:paragraph-rsid="004c706e"/>
    </style:style>
    <style:style style:name="P65" style:family="paragraph" style:parent-style-name="Kapitola">
      <style:text-properties officeooo:rsid="004e4c70" officeooo:paragraph-rsid="004e4c70"/>
    </style:style>
    <style:style style:name="P66" style:family="paragraph" style:parent-style-name="text">
      <style:text-properties officeooo:rsid="004e4c70" officeooo:paragraph-rsid="004e4c70"/>
    </style:style>
    <style:style style:name="P67" style:family="paragraph" style:parent-style-name="text">
      <style:text-properties officeooo:paragraph-rsid="004e4c70"/>
    </style:style>
    <style:style style:name="P68" style:family="paragraph" style:parent-style-name="text">
      <style:text-properties officeooo:rsid="006cb0e5" officeooo:paragraph-rsid="006cb0e5"/>
    </style:style>
    <style:style style:name="P69" style:family="paragraph" style:parent-style-name="text">
      <style:text-properties officeooo:paragraph-rsid="006cb0e5"/>
    </style:style>
    <style:style style:name="P70" style:family="paragraph" style:parent-style-name="text">
      <style:text-properties officeooo:paragraph-rsid="0064fd63"/>
    </style:style>
    <style:style style:name="P71" style:family="paragraph" style:parent-style-name="text">
      <style:text-properties officeooo:rsid="005340c7" officeooo:paragraph-rsid="005340c7"/>
    </style:style>
    <style:style style:name="P72" style:family="paragraph" style:parent-style-name="Kapitola">
      <style:text-properties officeooo:rsid="00550aa0" officeooo:paragraph-rsid="00550aa0"/>
    </style:style>
    <style:style style:name="P73" style:family="paragraph" style:parent-style-name="text">
      <style:text-properties officeooo:rsid="00550aa0" officeooo:paragraph-rsid="00550aa0"/>
    </style:style>
    <style:style style:name="P74" style:family="paragraph" style:parent-style-name="text">
      <style:text-properties officeooo:paragraph-rsid="0056af8c"/>
    </style:style>
    <style:style style:name="P75" style:family="paragraph" style:parent-style-name="Kapitola">
      <style:text-properties officeooo:rsid="0055cc40" officeooo:paragraph-rsid="0055cc40"/>
    </style:style>
    <style:style style:name="P76" style:family="paragraph" style:parent-style-name="text">
      <style:text-properties officeooo:rsid="0055cc40" officeooo:paragraph-rsid="0056af8c"/>
    </style:style>
    <style:style style:name="P77" style:family="paragraph" style:parent-style-name="text">
      <style:text-properties officeooo:rsid="0056af8c" officeooo:paragraph-rsid="0056af8c"/>
    </style:style>
    <style:style style:name="P78" style:family="paragraph" style:parent-style-name="Kapitola">
      <style:text-properties officeooo:rsid="005801f7"/>
    </style:style>
    <style:style style:name="P79" style:family="paragraph" style:parent-style-name="text">
      <style:text-properties officeooo:paragraph-rsid="00589942"/>
    </style:style>
    <style:style style:name="P80" style:family="paragraph" style:parent-style-name="text" style:list-style-name="L3">
      <style:text-properties officeooo:paragraph-rsid="00589942"/>
    </style:style>
    <style:style style:name="P81" style:family="paragraph" style:parent-style-name="text">
      <style:text-properties officeooo:paragraph-rsid="00592279"/>
    </style:style>
    <style:style style:name="P82" style:family="paragraph" style:parent-style-name="text">
      <style:text-properties officeooo:paragraph-rsid="005af074"/>
    </style:style>
    <style:style style:name="P83" style:family="paragraph" style:parent-style-name="text" style:list-style-name="L4">
      <style:text-properties officeooo:paragraph-rsid="005af074"/>
    </style:style>
    <style:style style:name="P84" style:family="paragraph" style:parent-style-name="text" style:list-style-name="L4">
      <style:text-properties officeooo:paragraph-rsid="005d6149"/>
    </style:style>
    <style:style style:name="P85" style:family="paragraph" style:parent-style-name="text">
      <style:paragraph-properties fo:margin-left="0cm" fo:text-indent="0cm" style:auto-text-indent="true"/>
      <style:text-properties officeooo:paragraph-rsid="005d6149"/>
    </style:style>
    <style:style style:name="P86" style:family="paragraph" style:parent-style-name="Kapitola">
      <style:text-properties officeooo:paragraph-rsid="005d6149"/>
    </style:style>
    <style:style style:name="P87" style:family="paragraph" style:parent-style-name="text">
      <style:text-properties officeooo:paragraph-rsid="005d6149"/>
    </style:style>
    <style:style style:name="P88" style:family="paragraph" style:parent-style-name="text">
      <style:text-properties officeooo:paragraph-rsid="005e835c"/>
    </style:style>
    <style:style style:name="P89" style:family="paragraph" style:parent-style-name="text">
      <style:text-properties officeooo:paragraph-rsid="006169e0"/>
    </style:style>
    <style:style style:name="P90" style:family="paragraph" style:parent-style-name="Kapitola">
      <style:text-properties officeooo:paragraph-rsid="0063d5df"/>
    </style:style>
    <style:style style:name="P91" style:family="paragraph" style:parent-style-name="text">
      <style:text-properties officeooo:paragraph-rsid="0073d8e6"/>
    </style:style>
    <style:style style:name="P92" style:family="paragraph" style:parent-style-name="text">
      <style:text-properties officeooo:paragraph-rsid="0077513c"/>
    </style:style>
    <style:style style:name="P93" style:family="paragraph" style:parent-style-name="text">
      <style:text-properties officeooo:paragraph-rsid="007a0365"/>
    </style:style>
    <style:style style:name="P94" style:family="paragraph" style:parent-style-name="Kapitola">
      <style:text-properties officeooo:paragraph-rsid="007af6e8"/>
    </style:style>
    <style:style style:name="P95" style:family="paragraph" style:parent-style-name="text">
      <style:text-properties officeooo:paragraph-rsid="007ca12d"/>
    </style:style>
    <style:style style:name="P96" style:family="paragraph" style:parent-style-name="text" style:list-style-name="L5">
      <style:text-properties officeooo:paragraph-rsid="007ca12d"/>
    </style:style>
    <style:style style:name="P97" style:family="paragraph" style:parent-style-name="Kapitola" style:list-style-name="WWNum3">
      <style:paragraph-properties fo:margin-top="0cm" fo:margin-bottom="0.212cm" style:contextual-spacing="false" fo:break-before="page"/>
      <style:text-properties officeooo:paragraph-rsid="0073d8e6"/>
    </style:style>
    <style:style style:name="P98" style:family="paragraph" style:parent-style-name="Standard">
      <style:text-properties style:font-name="Times New Roman" fo:font-size="12pt" officeooo:rsid="002dacfb" officeooo:paragraph-rsid="002dacfb" style:font-size-asian="12pt" style:font-name-complex="Times New Roman2" style:font-size-complex="12pt"/>
    </style:style>
    <style:style style:name="P99" style:family="paragraph" style:parent-style-name="Kapitola" style:list-style-name="WWNum3">
      <style:paragraph-properties fo:margin-top="0cm" fo:margin-bottom="0.212cm" style:contextual-spacing="false" fo:break-before="page"/>
    </style:style>
    <style:style style:name="P100" style:family="paragraph" style:parent-style-name="Kapitola" style:list-style-name="WWNum3"/>
    <style:style style:name="P101" style:family="paragraph" style:parent-style-name="text">
      <style:paragraph-properties fo:text-indent="0cm" style:auto-text-indent="false"/>
    </style:style>
    <style:style style:name="P102" style:family="paragraph" style:parent-style-name="Standard">
      <style:text-properties style:font-name="Times New Roman" fo:font-size="12pt" style:font-size-asian="12pt"/>
    </style:style>
    <style:style style:name="P103"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04" style:family="paragraph" style:parent-style-name="Kapitola" style:list-style-name="WWNum3">
      <style:paragraph-properties fo:margin-top="0cm" fo:margin-bottom="0.212cm" style:contextual-spacing="false" fo:break-before="page"/>
      <style:text-properties officeooo:paragraph-rsid="00522b5e"/>
    </style:style>
    <style:style style:name="P105"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06"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07"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08"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09"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10"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6a2275"/>
    </style:style>
    <style:style style:name="T9"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0" style:family="text">
      <style:text-properties officeooo:rsid="0030adb2"/>
    </style:style>
    <style:style style:name="T11" style:family="text">
      <style:text-properties officeooo:rsid="007af6e8"/>
    </style:style>
    <style:style style:name="T12" style:family="text">
      <style:text-properties officeooo:rsid="00360ac5"/>
    </style:style>
    <style:style style:name="T13" style:family="text">
      <style:text-properties officeooo:rsid="0032a96f"/>
    </style:style>
    <style:style style:name="T14" style:family="text">
      <style:text-properties officeooo:rsid="004195cc"/>
    </style:style>
    <style:style style:name="T15" style:family="text">
      <style:text-properties officeooo:rsid="00333cd2"/>
    </style:style>
    <style:style style:name="T16" style:family="text">
      <style:text-properties officeooo:rsid="003438e2"/>
    </style:style>
    <style:style style:name="T17" style:family="text">
      <style:text-properties officeooo:rsid="003e1f4b"/>
    </style:style>
    <style:style style:name="T18" style:family="text">
      <style:text-properties officeooo:rsid="006aff82"/>
    </style:style>
    <style:style style:name="T19" style:family="text">
      <style:text-properties officeooo:rsid="003fea2e"/>
    </style:style>
    <style:style style:name="T20" style:family="text">
      <style:text-properties officeooo:rsid="006b260a"/>
    </style:style>
    <style:style style:name="T21" style:family="text">
      <style:text-properties officeooo:rsid="006e7170"/>
    </style:style>
    <style:style style:name="T22" style:family="text">
      <style:text-properties officeooo:rsid="00433178"/>
    </style:style>
    <style:style style:name="T23" style:family="text">
      <style:text-properties officeooo:rsid="0049283d"/>
    </style:style>
    <style:style style:name="T24" style:family="text">
      <style:text-properties officeooo:rsid="004a9e22"/>
    </style:style>
    <style:style style:name="T25" style:family="text">
      <style:text-properties officeooo:rsid="004c706e"/>
    </style:style>
    <style:style style:name="T26" style:family="text">
      <style:text-properties officeooo:rsid="004c4bee"/>
    </style:style>
    <style:style style:name="T27" style:family="text">
      <style:text-properties officeooo:rsid="005340c7"/>
    </style:style>
    <style:style style:name="T28" style:family="text">
      <style:text-properties officeooo:rsid="004f4a71"/>
    </style:style>
    <style:style style:name="T29" style:family="text">
      <style:text-properties officeooo:rsid="004e4c70"/>
    </style:style>
    <style:style style:name="T30" style:family="text">
      <style:text-properties officeooo:rsid="006cb0e5"/>
    </style:style>
    <style:style style:name="T31" style:family="text">
      <style:text-properties officeooo:rsid="00547a8b"/>
    </style:style>
    <style:style style:name="T32" style:family="text">
      <style:text-properties officeooo:rsid="00550aa0"/>
    </style:style>
    <style:style style:name="T33" style:family="text">
      <style:text-properties officeooo:rsid="0056af8c"/>
    </style:style>
    <style:style style:name="T34" style:family="text">
      <style:text-properties officeooo:rsid="005801f7"/>
    </style:style>
    <style:style style:name="T35" style:family="text">
      <style:text-properties officeooo:rsid="00589942"/>
    </style:style>
    <style:style style:name="T36" style:family="text">
      <style:text-properties officeooo:rsid="00592279"/>
    </style:style>
    <style:style style:name="T37" style:family="text">
      <style:text-properties fo:font-weight="normal" officeooo:rsid="00592279" style:font-weight-asian="normal" style:font-weight-complex="normal"/>
    </style:style>
    <style:style style:name="T38" style:family="text">
      <style:text-properties fo:font-weight="normal" officeooo:rsid="005af074" style:font-weight-asian="normal" style:font-weight-complex="normal"/>
    </style:style>
    <style:style style:name="T39" style:family="text">
      <style:text-properties fo:font-weight="normal" officeooo:rsid="005d6149" style:font-weight-asian="normal" style:font-weight-complex="normal"/>
    </style:style>
    <style:style style:name="T40" style:family="text">
      <style:text-properties officeooo:rsid="005d6149"/>
    </style:style>
    <style:style style:name="T41" style:family="text">
      <style:text-properties fo:font-weight="normal" style:font-weight-asian="normal" style:font-weight-complex="normal"/>
    </style:style>
    <style:style style:name="T42" style:family="text">
      <style:text-properties fo:font-weight="normal" officeooo:rsid="005e835c" style:font-weight-asian="normal" style:font-weight-complex="normal"/>
    </style:style>
    <style:style style:name="T43" style:family="text">
      <style:text-properties fo:font-weight="normal" officeooo:rsid="0063d5df" style:font-weight-asian="normal" style:font-weight-complex="normal"/>
    </style:style>
    <style:style style:name="T44" style:family="text">
      <style:text-properties officeooo:rsid="005e835c"/>
    </style:style>
    <style:style style:name="T45" style:family="text">
      <style:text-properties fo:font-weight="normal" officeooo:rsid="006034e9" style:font-weight-asian="normal" style:font-weight-complex="normal"/>
    </style:style>
    <style:style style:name="T46" style:family="text">
      <style:text-properties fo:font-weight="normal" officeooo:rsid="0061603a" style:font-weight-asian="normal" style:font-weight-complex="normal"/>
    </style:style>
    <style:style style:name="T47" style:family="text">
      <style:text-properties officeooo:rsid="006169e0"/>
    </style:style>
    <style:style style:name="T48" style:family="text">
      <style:text-properties fo:font-weight="normal" officeooo:rsid="006169e0" style:font-weight-asian="normal" style:font-weight-complex="normal"/>
    </style:style>
    <style:style style:name="T49" style:family="text">
      <style:text-properties fo:font-weight="normal" officeooo:rsid="00618ce8" style:font-weight-asian="normal" style:font-weight-complex="normal"/>
    </style:style>
    <style:style style:name="T50" style:family="text">
      <style:text-properties style:font-name="Times New Roman" fo:font-weight="normal" officeooo:rsid="0063d5df" style:font-weight-asian="normal" style:font-weight-complex="normal"/>
    </style:style>
    <style:style style:name="T51" style:family="text">
      <style:text-properties style:font-name="Times New Roman" officeooo:rsid="0063d5df"/>
    </style:style>
    <style:style style:name="T52" style:family="text">
      <style:text-properties style:font-name="Times New Roman"/>
    </style:style>
    <style:style style:name="T53" style:family="text">
      <style:text-properties style:font-name="Times New Roman" officeooo:rsid="00642ed5"/>
    </style:style>
    <style:style style:name="T54" style:family="text">
      <style:text-properties style:font-name="Times New Roman" officeooo:rsid="0077513c"/>
    </style:style>
    <style:style style:name="T55" style:family="text">
      <style:text-properties style:font-name="Times New Roman" officeooo:rsid="00792121"/>
    </style:style>
    <style:style style:name="T56" style:family="text">
      <style:text-properties style:font-name="Times New Roman" officeooo:rsid="0079bb3e"/>
    </style:style>
    <style:style style:name="T57" style:family="text">
      <style:text-properties style:font-name="Times New Roman" officeooo:rsid="007a0365"/>
    </style:style>
    <style:style style:name="T58" style:family="text">
      <style:text-properties style:font-name="Times New Roman" officeooo:rsid="007af6e8"/>
    </style:style>
    <style:style style:name="T59" style:family="text">
      <style:text-properties style:font-name="Times New Roman" officeooo:rsid="007ca12d"/>
    </style:style>
    <style:style style:name="T60" style:family="text">
      <style:text-properties style:font-name="Times New Roman" fo:font-size="12pt" style:font-size-asian="12pt"/>
    </style:style>
    <style:style style:name="T61" style:family="text">
      <style:text-properties fo:text-transform="uppercase" style:font-name="Times New Roman" fo:font-size="14pt" fo:font-weight="bold" style:font-size-asian="14pt" style:font-weight-asian="bold" style:font-name-complex="Times New Roman2" style:font-size-complex="14pt"/>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 Abstract</text:p>
        </text:list-item>
        <text:list-item>
          <text:p text:style-name="P21">This project focuses on the design and development of a console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list-item>
        <text:list-item>
          <text:p text:style-name="P21">Keywords: CLI, Linux, Rust, file system</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prácu s súbormi a adresárm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8"><text:span text:style-name="T7">Kľúčové slova: CLI, Linux, Rust, <text:s/>Súborový systém</text:span></text:p>
      <text:p text:style-name="P29"/>
      <text:p text:style-name="P29">Abstract</text:p>
      <text:p text:style-name="P30">This project focuses on the design and development of a <text:span text:style-name="T8">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0">Keywords: CLI, Linux, Rust, file system</text:p>
      <text:p text:style-name="P31" loext:marker-style-name="T2">Obsah</text:p>
      <text:p text:style-name="P32" loext:marker-style-name="T9"/>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_Toc1438_2629994413" office:name="ÚVOD" text:style-name="Index_20_Link" text:visited-style-name="Index_20_Link">0 ÚVOD<text:tab/>6</text:a></text:p>
          <text:p text:style-name="P33"><text:a xlink:type="simple" xlink:href="#__RefHeading___Toc1440_2629994413" office:name="Problematika a prehľad literatúry" text:style-name="Index_20_Link" text:visited-style-name="Index_20_Link">1 Problematika a prehľad literatúry<text:tab/>7</text:a></text:p>
          <text:p text:style-name="P34"><text:a xlink:type="simple" xlink:href="#__RefHeading___Toc3171_1107819706" office:name=" Základne pojmi súborového systému" text:style-name="Index_20_Link" text:visited-style-name="Index_20_Link">1.1 <text:s/>Základne pojmi súborového systému<text:tab/>7</text:a></text:p>
          <text:p text:style-name="P35"><text:a xlink:type="simple" xlink:href="#__RefHeading___Toc3173_1107819706" office:name=" súborový systém a jeho komponenty" text:style-name="Index_20_Link" text:visited-style-name="Index_20_Link">1.1.1 <text:s/>súborový systém a jeho komponenty<text:tab/>7</text:a></text:p>
          <text:p text:style-name="P35"><text:a xlink:type="simple" xlink:href="#__RefHeading___Toc1442_2629994413" office:name=" Hierarchia adresárov a cesty" text:style-name="Index_20_Link" text:visited-style-name="Index_20_Link">1.1.2 <text:s/>Hierarchia adresárov a cesty<text:tab/>8</text:a></text:p>
          <text:p text:style-name="P35"><text:a xlink:type="simple" xlink:href="#__RefHeading___Toc1444_2629994413" office:name=" Základne rozdiely medzi windows a linux" text:style-name="Index_20_Link" text:visited-style-name="Index_20_Link">1.1.3 <text:s/>Základne rozdiely medzi windows a linux<text:tab/>8</text:a></text:p>
          <text:p text:style-name="P34"><text:a xlink:type="simple" xlink:href="#__RefHeading___Toc1446_2629994413" office:name=" Teória prehľadávania adresárov" text:style-name="Index_20_Link" text:visited-style-name="Index_20_Link">1.2 <text:s/>Teória prehľadávania adresárov<text:tab/>8</text:a></text:p>
          <text:p text:style-name="P35"><text:a xlink:type="simple" xlink:href="#__RefHeading___Toc1448_2629994413" office:name="BFS stratégia" text:style-name="Index_20_Link" text:visited-style-name="Index_20_Link">1.2.1 BFS stratégia<text:tab/>9</text:a></text:p>
          <text:p text:style-name="P35"><text:a xlink:type="simple" xlink:href="#__RefHeading___Toc1450_2629994413" office:name="DFS Stratégia" text:style-name="Index_20_Link" text:visited-style-name="Index_20_Link">1.2.2 DFS Stratégia<text:tab/>9</text:a></text:p>
          <text:p text:style-name="P35"><text:a xlink:type="simple" xlink:href="#__RefHeading___Toc1452_2629994413" office:name="Regex ako mechanizmus vyhodnotenia" text:style-name="Index_20_Link" text:visited-style-name="Index_20_Link">1.2.3 Regex ako mechanizmus vyhodnotenia<text:tab/>10</text:a></text:p>
          <text:p text:style-name="P34"><text:a xlink:type="simple" xlink:href="#__RefHeading___Toc1454_2629994413" office:name=" Základ čistenia PRIEČINKOV" text:style-name="Index_20_Link" text:visited-style-name="Index_20_Link">1.3 <text:s/>Základ čistenia PRIEČINKOV<text:tab/>10</text:a></text:p>
          <text:p text:style-name="P35"><text:a xlink:type="simple" xlink:href="#__RefHeading___Toc1456_2629994413" office:name=" Dočasné súbory a adresári" text:style-name="Index_20_Link" text:visited-style-name="Index_20_Link">1.3.1 <text:s/>Dočasné súbory a adresári<text:tab/>11</text:a></text:p>
          <text:p text:style-name="P35"><text:a xlink:type="simple" xlink:href="#__RefHeading___Toc1458_2629994413" office:name=" Súbory na zotavenie" text:style-name="Index_20_Link" text:visited-style-name="Index_20_Link">1.3.2 <text:s/>Súbory na zotavenie<text:tab/>11</text:a></text:p>
          <text:p text:style-name="P35"><text:a xlink:type="simple" xlink:href="#__RefHeading___Toc1460_2629994413" office:name=" Rezervné automatické kópie" text:style-name="Index_20_Link" text:visited-style-name="Index_20_Link">1.3.3 <text:s/>Rezervné automatické kópie<text:tab/>11</text:a></text:p>
          <text:p text:style-name="P35"><text:a xlink:type="simple" xlink:href="#__RefHeading___Toc1462_2629994413" office:name=" Log a diagnostické súbory" text:style-name="Index_20_Link" text:visited-style-name="Index_20_Link">1.3.4 <text:s/>Log a diagnostické súbory<text:tab/>11</text:a></text:p>
          <text:p text:style-name="P35"><text:a xlink:type="simple" xlink:href="#__RefHeading___Toc1464_2629994413" office:name=" Cache priečinky" text:style-name="Index_20_Link" text:visited-style-name="Index_20_Link">1.3.5 <text:s/>Cache priečinky<text:tab/>12</text:a></text:p>
          <text:p text:style-name="P35"><text:a xlink:type="simple" xlink:href="#__RefHeading___Toc1466_2629994413" office:name=" Zastavovacie a kompilované artefakty" text:style-name="Index_20_Link" text:visited-style-name="Index_20_Link">1.3.6 <text:s/>Zastavovacie a kompilované artefakty<text:tab/>12</text:a></text:p>
          <text:p text:style-name="P33"><text:a xlink:type="simple" xlink:href="#__RefHeading___Toc3175_1107819706" office:name="Ciele práce" text:style-name="Index_20_Link" text:visited-style-name="Index_20_Link">2 Ciele práce<text:tab/>15</text:a></text:p>
          <text:p text:style-name="P33"><text:a xlink:type="simple" xlink:href="#__RefHeading___Toc3177_1107819706" office:name="Materiál a metodika" text:style-name="Index_20_Link" text:visited-style-name="Index_20_Link">3 Materiál a metodika<text:tab/>16</text:a></text:p>
          <text:p text:style-name="P33"><text:a xlink:type="simple" xlink:href="#__RefHeading___Toc3179_1107819706" office:name="Podnadpis" text:style-name="Index_20_Link" text:visited-style-name="Index_20_Link">3.1 Podnadpis<text:tab/>16</text:a></text:p>
          <text:p text:style-name="P33"><text:a xlink:type="simple" xlink:href="#__RefHeading___Toc3181_1107819706" office:name="Diskusia" text:style-name="Index_20_Link" text:visited-style-name="Index_20_Link">4 Diskusia<text:tab/>17</text:a></text:p>
          <text:p text:style-name="P33"><text:a xlink:type="simple" xlink:href="#__RefHeading___Toc3183_1107819706" office:name="Závery práce" text:style-name="Index_20_Link" text:visited-style-name="Index_20_Link">5 Závery práce<text:tab/>18</text:a></text:p>
          <text:p text:style-name="P33"><text:a xlink:type="simple" xlink:href="#__RefHeading___Toc3185_1107819706" office:name="Zhrnutie" text:style-name="Index_20_Link" text:visited-style-name="Index_20_Link">6 Zhrnutie<text:tab/>19</text:a></text:p>
          <text:p text:style-name="P33"><text:a xlink:type="simple" xlink:href="#__RefHeading___Toc3187_1107819706" office:name="Zoznam použitej literatúry" text:style-name="Index_20_Link" text:visited-style-name="Index_20_Link">7 Zoznam použitej literatúry<text:tab/>20</text:a></text:p>
        </text:index-body>
      </text:table-of-content>
      <text:p text:style-name="Standard"/>
      <text:p text:style-name="P3" loext:marker-style-name="T1"/>
      <text:p text:style-name="P36" loext:marker-style-name="T1"/>
      <text:p text:style-name="P37" loext:marker-style-name="T2"><text:span text:style-name="T2">Zoznam skratiek, značiek a symbolov</text:span></text:p>
      <text:p text:style-name="P38"><text:span text:style-name="T10">G</text:span>UI – <text:span text:style-name="T10">graphic </text:span>user interface</text:p>
      <text:p text:style-name="P38">CLI – console line interface</text:p>
      <text:p text:style-name="P39">BFS – breadth-first search</text:p>
      <text:p text:style-name="P39">DFS – death-first search</text:p>
      <text:p text:style-name="P40">Regex – regular expression</text:p>
      <text:p text:style-name="P41">VCS – version control system</text:p>
      <text:p text:style-name="P37" loext:marker-style-name="T2"><text:span text:style-name="T2">Zoznam tabuliek, grafov a ilustrácií</text:span></text:p>
      <text:p text:style-name="P42"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3" text:outline-level="1"><text:bookmark-start text:name="__RefHeading___Toc1438_2629994413"/><text:bookmark-start text:name="_Toc179973481COPY_IS_MOVE"/>ÚVOD<text:bookmark-end text:name="__RefHeading___Toc1438_2629994413"/><text:bookmark-end text:name="_Toc179973481COPY_IS_MOVE"/></text:h>
        </text:list-item>
      </text:list>
      <text:p text:style-name="text">Operačný systém Linux <text:span text:style-name="T11">n</text:span>amiesto riadenia počítača pomocou <text:span text:style-name="T12">iba </text:span>grafický<text:span text:style-name="T12">m</text:span> používateľský<text:span text:style-name="T12">m</text:span> rozhraní<text:span text:style-name="T12">m</text:span> (ďalej GUI), Linux ponúka <text:span text:style-name="T12">aj </text:span>príkazové používateľské rozhrani<text:span text:style-name="T13">e</text:span> (ďalej CLI). Hlavným riadiacim CLI je konzola. Funkcionálne možnosti konzoly sa zväčša definujú množstvom a možnosťami jej príkazových nástrojov, pritom každý používateľ vie sam vybrať nástroje ktoré bude mať dostupné v konzole.</text:p>
      <text:p text:style-name="P44">Takých nástrojov je veľa, ale oni ne vždy spĺňajú všetke očakávanie používateľa. Používateľ v svojom rade je motivovaný komponentovou architektúrou <text:span text:style-name="T14">L</text:span>inuxa vyberať zo spĺňajúcich podobne funkcie nástrojov <text:span text:style-name="T12">tie</text:span>, čo najviac <text:s/><text:span text:style-name="T15">vyhovuj</text:span><text:span text:style-name="T12">ú</text:span><text:span text:style-name="T15"> jeho osobným požiadavkám. </text:span></text:p>
      <text:p text:style-name="P45">Jednou z oblasti v ktorej existuje veľa odl<text:span text:style-name="T16">i</text:span>šn<text:span text:style-name="T16">ý</text:span>ch požiadaviek, a následkom toho aj nástrojov, je manažovanie súborového systému. V tejto oblasti sa naraz používa viacero nástrojov, preto <text:span text:style-name="T16">ich </text:span>kombináciami používateľ ma možnosť maximálne prispôsobiť svojim požiadavkám <text:span text:style-name="T16">svoju </text:span>prácu. </text:p>
      <text:p text:style-name="P46"><text:span text:style-name="T16">Častou</text:span><text:span text:style-name="T15"> požiadav</text:span><text:span text:style-name="T16">kou</text:span><text:span text:style-name="T15"> </text:span><text:span text:style-name="T16">na take nástroje </text:span><text:span text:style-name="T15">je jednoduchosť použitia, keď že najrozšírenejšie CLI nástroje časom </text:span>nadobúdajú<text:span text:style-name="T15"> veľk</text:span><text:span text:style-name="T16">é</text:span><text:span text:style-name="T15"> množstv</text:span><text:span text:style-name="T16">o</text:span><text:span text:style-name="T15"> funkci</text:span><text:span text:style-name="T16">í </text:span><text:span text:style-name="T15">a stavajú sa komplikovan</text:span><text:span text:style-name="T16">ými</text:span><text:span text:style-name="T15"> v použití. Tak tiež často je </text:span><text:span text:style-name="T16">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6"> a dat </text:span><text:span text:style-name="T12">v nich</text:span><text:span text:style-name="T16">.</text:span></text:p>
      <text:p text:style-name="P47">Cieľom tejto prace je <text:span text:style-name="T12">navrhnúť, implementovať a overiť funkcionalitu </text:span><text:span text:style-name="T14">L</text:span><text:span text:style-name="T12">inxoveho nastroja na prácu zo súbormi, spĺňajúceho často žiadane vlastnosti, medzi ktoré patri <text:s/>jednoduchosť použitia, rýchlosť a bezpečnosť.</text:span></text:p>
      <text:list text:style-name="WWNum3">
        <text:list-item>
          <text:h text:style-name="P48"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49"><text:span text:style-name="T17">V tej to kapitole sumarizujeme potrebné teoretické poznatky a existujúce prístupy k sprave súborov a adresárov, ktoré sú potrebné pri návrhu, tvorbe a propagácie nastroja. Pozornosť je venovaná špecifike súborového systému </text:span><text:span text:style-name="T14">L</text:span><text:span text:style-name="T17">inuxa, </text:span><text:span text:style-name="T18">pojmom CLI a CLI nastroj, </text:span><text:span text:style-name="T17">spôsoboch riešení základných úloh nastroja z algoritmického hľadiska a </text:span><text:span text:style-name="T18">technologické informácie súvisiace s vývojom projektu</text:span><text:span text:style-name="T17">. <text:s/>Cieľom prehľadu je vytvoriť </text:span><text:span text:style-name="T19">súvislý teoreticky terminologicky základ, ktorý slúži ako východisko pre ďalšie <text:s/>časti práce. </text:span></text:p>
      <text:list text:continue-numbering="true" text:style-name="WWNum3">
        <text:list-item>
          <text:list>
            <text:list-item>
              <text:h text:style-name="P50" text:outline-level="1"><text:s/><text:span text:style-name="T20">Príkazoví riadok (CLI) a CLI nástroje</text:span></text:h>
            </text:list-item>
          </text:list>
        </text:list-item>
      </text:list>
      <text:p text:style-name="P51">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CLI sa považuje za veľmi výrazný spôsob komunikácie s počítačom. [1]</text:p>
      <text:p text:style-name="P51">Každý príkaz v CLI predstavuje sebou samostatný program, ktorý voláme CLI nastroj. Funkcionálne možnosti príkazového riadku sa určujú množstvom nainštalovanie konzolových nástrojov. <text:span text:style-name="T21">Bežný Linux typický obsahuje doslova tisíce programov použiteľných s príkazového riadku.</text:span></text:p>
      <text:list text:continue-numbering="true" text:style-name="WWNum3">
        <text:list-item>
          <text:list>
            <text:list-item>
              <text:h text:style-name="P52" text:outline-level="2"><text:bookmark-start text:name="__RefHeading___Toc3171_1107819706"/><text:s/>Základne pojmi súborového systému<text:bookmark-end text:name="__RefHeading___Toc3171_1107819706"/></text:h>
            </text:list-item>
          </text:list>
        </text:list-item>
      </text:list>
      <text:p text:style-name="P53">Práca CLI nástrojov, ktoré vyhľadávajú a spracúvajú súbory a adresári, opierajú sa na rovnaký základ pojmov: čo je adresát a súbor, aké vlastnosti oni máju, kde sa nachádzajú a ako vieme k nim pristupovať. Tak tiež často sa vyskytujú problematika <text:s/>rozdielov Unix-podobných a Windows operačných systémov, napríklad v zápise ciest alebo konvenciách pomenovania. Preto v nasledujúcich kapitolách zavádzame kľúčové definície a pojmi <text:span text:style-name="T22">týkajúce sa súborového systému a stručne popíšeme rozdiely ktoré môžu ovplyvniť prácu z nim v rôznych systémoch. </text:span></text:p>
      <text:list xml:id="list115202550814795" text:continue-numbering="true" text:style-name="WWNum3">
        <text:list-item>
          <text:list>
            <text:list-item>
              <text:list>
                <text:list-item>
                  <text:h text:style-name="P54" text:outline-level="3"><text:bookmark-start text:name="__RefHeading___Toc3173_1107819706"/><text:s/>súborový systém a jeho komponenty<text:bookmark-end text:name="__RefHeading___Toc3173_1107819706"/></text:h>
                </text:list-item>
              </text:list>
            </text:list-item>
          </text:list>
        </text:list-item>
      </text:list>
      <text:p text:style-name="P55">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6"><text:soft-page-break/>V aplikovanom zmysle, súbor je pomenovaný objekt dát, <text:span text:style-name="T23">a a</text:span>dresár (alebo priečinok) <text:span text:style-name="T23">je špeciálnym súborom-</text:span>kontajner<text:span text:style-name="T24">om</text:span>, ktorý obsahuje <text:span text:style-name="T23">zoznam mien a reálnych polôh v pamäti iných objektov, buď súborov alebo iných priečinkov. <text:s/>Funkcia väčšiny CLI nastrkovať spočíva v prehliadaný stromu adresárov a spracovávaniu objavených súborov na základe ich metá dát.</text:span></text:p>
      <text:p text:style-name="P57">Najčastejšie metá dáta, <text:span text:style-name="T24">využívané CLI nástrojmi sú:</text:span></text:p>
      <text:list text:style-name="L2">
        <text:list-item>
          <text:p text:style-name="P58">Meno súboru – reťazec v menovom priestore adresára</text:p>
        </text:list-item>
        <text:list-item>
          <text:p text:style-name="P58">Veľkosť – zvyčajne v bytoch</text:p>
        </text:list-item>
        <text:list-item>
          <text:p text:style-name="P58">Časove pečiatky – je ich niekoľko, príkladom je dátum a čas vytvorenia</text:p>
        </text:list-item>
        <text:list-item>
          <text:p text:style-name="P58">Rozšírenie – ako konvencie pomenovania rôznych typov súborov</text:p>
          <text:list>
            <text:list-header>
              <text:p text:style-name="P59"/>
            </text:list-header>
          </text:list>
        </text:list-item>
      </text:list>
      <text:p text:style-name="P60">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i sa to štandardizovaný parametrom: „-a, --all – zoznam všetkých súborov, dokonca aj tých s názvami, ktoré začínajú bodkou, ktoré zvyčajne nie sú uvedené (skryté).“ [1]</text:p>
      <text:list text:continue-list="list115202550814795" text:style-name="WWNum3">
        <text:list-item>
          <text:list>
            <text:list-item>
              <text:list>
                <text:list-item>
                  <text:h text:style-name="P61" text:outline-level="3"><text:bookmark-start text:name="__RefHeading___Toc1442_2629994413"/><text:s/>Hierarchia adresárov a cesty<text:bookmark-end text:name="__RefHeading___Toc1442_2629994413"/></text:h>
                </text:list-item>
              </text:list>
            </text:list-item>
          </text:list>
        </text:list-item>
      </text:list>
      <text:p text:style-name="P62">Adresáre tvoria stromovitú štruktúru: od koreňa, ktorý je najvyšším adresárom, po listy, ktoré predstavujú sebou súbory. <text:span text:style-name="T25">V tomto kontexte cesta</text:span> – <text:span text:style-name="T26">to je adresa adresára v strome. V Unix podobných systémoch rozlišujú sa absolútne a relatívne cesty. </text:span></text:p>
      <text:p text:style-name="P63"><text:span text:style-name="T25">Kľúčová idea absolútnej cesty je to, že ona presne zadáva polohu súbora v strome: </text:span>„Absolútna cesta začína koreňovým adresárom a nasleduje vetvu stromu vetva, kým sa nedokončí cesta k požadovanému adresáru alebo súboru.“ [1] </text:p>
      <text:p text:style-name="P64">Relatívna cesta sa interpretuje vzhľadom na aktuálny pracovný adresár, a nie koreňový adresár. Na navigáciu po stromu sa využívajú špeciálne znaky: „"." zápis odkazuje na pracovný adresár a zápis ".." sa vzťahuje na nadradený adresár“ [1]</text:p>
      <text:p text:style-name="P64">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5" text:outline-level="3"><text:bookmark-start text:name="__RefHeading___Toc1444_2629994413"/><text:soft-page-break/><text:s/>Základne rozdiely <text:span text:style-name="T27">medzi</text:span> windows a linux<text:bookmark-end text:name="__RefHeading___Toc1444_2629994413"/></text:h>
                </text:list-item>
              </text:list>
            </text:list-item>
          </text:list>
        </text:list-item>
      </text:list>
      <text:p text:style-name="P66">Kľúčové rozdiely sa začínajú s rozdiel<text:span text:style-name="T28">u</text:span> absolútnych ciest a <text:span text:style-name="T28">deliaceho symbola</text:span>. V Windows systémoch úplná cesta k súboru sa začína z písmena diska (napríklad, C:), a <text:span text:style-name="T28">deliaci symbol je spätná lomka. </text:span>V systémoch podobných <text:span text:style-name="T28">Unixu</text:span> je model iný - v ceste nie sú žiadne písmená jednotiek a vedúca lomka označuje koreň <text:span text:style-name="T28">súborového systému. [1]</text:span></text:p>
      <text:p text:style-name="P67"><text:span text:style-name="T29">Praktickým záverom pre multiplatformové nástroje CLI je, že s </text:span><text:span text:style-name="T28">c</text:span><text:span text:style-name="T29">estou nemožno zaobchádzať ako s jednoduchým reťazcom s rovnakými pravidlami. </text:span><text:span text:style-name="T28">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1"><text:s/><text:span text:style-name="T20">Príkazoví riadok (CLI) a CLI nástroje</text:span></text:h>
            </text:list-item>
          </text:list>
        </text:list-item>
      </text:list>
      <text:p text:style-name="P68">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CLI sa považuje za veľmi výrazný spôsob komunikácie s počítačom. [1]</text:p>
      <text:p text:style-name="P69"><text:span text:style-name="T30">Každý príkaz v CLI predstavuje sebou samostatný program, ktorý voláme CLI nastroj. Funkcionálne možnosti príkazového riadku sa určujú množstvom nainštalovanie konzolových nástrojov. </text:span><text:span text:style-name="T21">Bežný Linux typický obsahuje doslova tisíce programov použiteľných s príkazového riadku.</text:span></text:p>
      <text:p text:style-name="P68"/>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0"><text:span text:style-name="T27">Pred tým ako vykonať akcie nad súbormi, treba najprv vyhľadať vyhovujúce súbory v adresári. Ale keď že často adresári máju </text:span>vysoké hniezdenie, <text:span text:style-name="T27">z algoritmického hľadiska to môže byť ne úplne triviálne. V nasledujúci podkapitolách zadefinujeme čo je prehľadávanie, uvedieme dve základne taktiky/algoritmy a rozoberieme ako vieme vyhodnotiť súbor. </text:span></text:p>
      <text:p text:style-name="P71">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1">na vyhľadávanie</text:span>. Na veľkých stromoch hlavná záťaž zvyčajne ide skôr <text:span text:style-name="T31">od</text:span> operácií súborového systému<text:line-break/><text:soft-page-break/>(prístup k metá dáta<text:span text:style-name="T31">m</text:span>, kontroly práv <text:span text:style-name="T31">a pod</text:span>), než do "čistého" spracovania reťazcov. <text:span text:style-name="T31">V praxi, n</text:span>áklady na <text:span text:style-name="T31">prehliadanie</text:span> sú približne úmerné počtu navštívených uzlov stromov a počtu prečítaných záznamov. <text:span text:style-name="T31">Samozrejme dôležite je prejsť každý uzol iba raz, na čo sa väčšinou používa jeden s dvoch </text:span><text:span text:style-name="T32">strategij</text:span><text:span text:style-name="T31">: BFS a DFS. [2] </text:span></text:p>
      <text:list text:continue-numbering="true" text:style-name="WWNum3">
        <text:list-item>
          <text:list>
            <text:list-item>
              <text:list>
                <text:list-item>
                  <text:h text:style-name="P72" text:outline-level="3"><text:bookmark-start text:name="__RefHeading___Toc1448_2629994413"/>BFS stratégia<text:bookmark-end text:name="__RefHeading___Toc1448_2629994413"/></text:h>
                </text:list-item>
              </text:list>
            </text:list-item>
          </text:list>
        </text:list-item>
      </text:list>
      <text:p text:style-name="P73">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4">Výhodami takého prehliadania je to, že čo najskôr dostaneme najbližšie k pracovnému adresáru súbory. Tak tiež taká stratégia umožňuje získavať potrebné súbory bez ponorenia do maximálnej hĺbke, a maximálna hĺbka sa teoreticky dá obmedziť. <text:span text:style-name="T33">Situačnou výhodou a n</text:span>evýhodou takého riešenia je väčší náklad na pamäť v širokých stromoch, <text:span text:style-name="T33">a menši v hlbokých</text:span>. </text:p>
      <text:list text:continue-numbering="true" text:style-name="WWNum3">
        <text:list-item>
          <text:list>
            <text:list-item>
              <text:list>
                <text:list-item>
                  <text:h text:style-name="P75" text:outline-level="3"><text:bookmark-start text:name="__RefHeading___Toc1450_2629994413"/>DFS Stratégia<text:bookmark-end text:name="__RefHeading___Toc1450_2629994413"/></text:h>
                </text:list-item>
              </text:list>
            </text:list-item>
          </text:list>
        </text:list-item>
      </text:list>
      <text:p text:style-name="P76">DFS stratégia spočíva v prechode do maximálnej hĺbky prvej vetve stromu, návratu k začiatku stroma a ponorenia do ďalšej vetve. Štruktúra dát zodpovedá zásobníku, pri ktorom platí pravidlo „prvý sa vkladá, prvý sa vyberá“.</text:p>
      <text:p text:style-name="P77">Výhodou je možnosť rýchlejšie dosiahnuť hlboké uzly. Situačne vyhody a nevýhody sú opačne BFS stratégie – menši náklad na pamäť v širokých stromoch, a väčší v hlbokých.</text:p>
      <text:list xml:id="list115201497767593" text:continue-numbering="true" text:style-name="WWNum3">
        <text:list-item>
          <text:list>
            <text:list-item>
              <text:list>
                <text:list-item>
                  <text:h text:style-name="P78"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34">Pri spracovaní výsledkov vyhľadania adresára existuje možnosť zadania kritéria vyhodnotenia nie len priamym presným porovnaním. Je možne porovnanie zo šablónou, tak zvanými </text:span>regulárn<text:span text:style-name="T34">ymi</text:span> výraz<text:span text:style-name="T34">mi (ďalej regex). Regex je formálny jaz</text:span><text:span text:style-name="T35">y</text:span><text:span text:style-name="T34">k, ktorý umožňuje opísať viacero rôznych reťazcov s pomocou reťazca šablóny</text:span>. <text:span text:style-name="T35">[3]</text:span></text:p>
      <text:p text:style-name="P79">V kontexte prechodu adresár<text:span text:style-name="T35">e,</text:span> potom, čo program dostane názov súboru alebo <text:span text:style-name="T35">iný potrebný druh metá dát</text:span>, skontroluje, či sa <text:span text:style-name="T35">hodnota</text:span> zhoduje so zadaným vzorom. Na rozdiel od priameho porovnania regex umožňuje vyjadriť všeobecnejšie kritérium, napríklad: </text:p>
      <text:list text:style-name="L3">
        <text:list-item>
          <text:p text:style-name="P80">Vyber všetký<text:span text:style-name="T35">ch</text:span> súbor<text:span text:style-name="T35">ov</text:span>, názvy ktorých začínajú konkrétnou predponou;</text:p>
        </text:list-item>
        <text:list-item>
          <text:p text:style-name="P80"><text:soft-page-break/><text:span text:style-name="T35">V</text:span>yber súbor<text:span text:style-name="T35">ov</text:span>, v ktorých sa v názve vyskytuje skupina znakov (napríklad dátum); </text:p>
        </text:list-item>
        <text:list-item>
          <text:p text:style-name="P80">Vyber z niekoľkých možností názvu prostredníctvom alternatív.</text:p>
        </text:list-item>
      </text:list>
      <text:p text:style-name="P73"/>
      <text:list xml:id="list115202253942162" text:continue-list="list115201497767593" text:style-name="WWNum3">
        <text:list-item>
          <text:list>
            <text:list-item>
              <text:h text:style-name="Kapitola" text:outline-level="2"><text:bookmark-start text:name="__RefHeading___Toc1454_2629994413"/><text:span text:style-name="Strong_20_Emphasis"><text:s/></text:span><text:span text:style-name="Strong_20_Emphasis"><text:span text:style-name="T36">Základ čistenia PRIEČINKOV</text:span></text:span><text:bookmark-end text:name="__RefHeading___Toc1454_2629994413"/></text:h>
            </text:list-item>
          </text:list>
        </text:list-item>
      </text:list>
      <text:p text:style-name="P81"><text:span text:style-name="Strong_20_Emphasis"><text:span text:style-name="T37">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38">zotavenia po nastavenie kritickej situácii alebo pre diagnostiku. </text:span></text:span></text:p>
      <text:p text:style-name="P82"><text:span text:style-name="Strong_20_Emphasis"><text:span text:style-name="T38">Vymazanie takých súborov sa berie ako bezpečne primárne na základe jedného z dvoch mechanizmov:</text:span></text:span></text:p>
      <text:list text:style-name="L4">
        <text:list-item>
          <text:p text:style-name="P83"><text:span text:style-name="Strong_20_Emphasis"><text:span text:style-name="T38">Dáta v súbore sú zotaviteľné – je možne dostať vymazané dáta opakovaným behom programu. Štandard Hierarchie Súborového Systému priamo uvádza že obsah priečinkov „cache“ sa vytvára v dôsledku drahých vstupov/výstupov alebo výpočtov, a aplikácia ju musí byť schopná obnoviť a samotné súbory cache je možné vymazať bez straty údajov. [4]</text:span></text:span></text:p>
        </text:list-item>
        <text:list-item>
          <text:p text:style-name="P84"><text:span text:style-name="Strong_20_Emphasis"><text:span text:style-name="T39">Dáta sú dočasne – oni sú potrebne iba na krátke obdobie. </text:span></text:span><text:span text:style-name="Strong_20_Emphasis"><text:span text:style-name="T38">štandard Hierarchie Súborového Systému priamo uvádza že </text:span></text:span><text:span text:style-name="Strong_20_Emphasis"><text:span text:style-name="T39">programy nemajú rátať na to že </text:span></text:span><text:span text:style-name="Strong_20_Emphasis"><text:span text:style-name="T38">obsah priečinkov „</text:span></text:span><text:span text:style-name="Strong_20_Emphasis"><text:span text:style-name="T39">tmp</text:span></text:span><text:span text:style-name="Strong_20_Emphasis"><text:span text:style-name="T38">“ </text:span></text:span><text:span text:style-name="Strong_20_Emphasis"><text:span text:style-name="T39">bude dostupný pri ďalšom behu. [4]</text:span></text:span></text:p>
        </text:list-item>
      </text:list>
      <text:p text:style-name="P85"><text:span text:style-name="Strong_20_Emphasis"><text:span text:style-name="T39">V ďalších podkapitolách sú uvedené typické kategórie súborov ktoré môžu byť vymazané, dôvody prečo a teoretické negatívne dôsledky. </text:span></text:span></text:p>
      <text:list text:continue-list="list115202253942162" text:style-name="WWNum3">
        <text:list-item>
          <text:list>
            <text:list-item>
              <text:list>
                <text:list-item>
                  <text:h text:style-name="P86" text:outline-level="3"><text:bookmark-start text:name="__RefHeading___Toc1456_2629994413"/><text:span text:style-name="Strong_20_Emphasis"><text:span text:style-name="T40"><text:s/>Dočasné súbory a adresári</text:span></text:span><text:bookmark-end text:name="__RefHeading___Toc1456_2629994413"/></text:h>
                </text:list-item>
              </text:list>
            </text:list-item>
          </text:list>
        </text:list-item>
      </text:list>
      <text:p text:style-name="P87"><text:span text:style-name="Strong_20_Emphasis"><text:span text:style-name="T41">Toto sú prechodné údaje vytvorené aplikáciami pri sťahovaní, rozbaľovaní, úprave, generovaní správ, inštalácii balíkov atď. Ich účelom je prežiť krátku fázu operácie. </text:span></text:span><text:span text:style-name="Strong_20_Emphasis"><text:span text:style-name="T39">Odstránenie je bezpečne lebo</text:span></text:span><text:span text:style-name="Strong_20_Emphasis"><text:span text:style-name="T41"> po dokončení operácie už dočasný súbor zvyčajne nie je potrebný. </text:span></text:span><text:span text:style-name="Strong_20_Emphasis"><text:span text:style-name="T42">Nevýhodou môže byť to, že ak</text:span></text:span><text:span text:style-name="Strong_20_Emphasis"><text:span text:style-name="T41"> </text:span></text:span><text:span text:style-name="Strong_20_Emphasis"><text:span text:style-name="T42">taký súbor</text:span></text:span><text:span text:style-name="Strong_20_Emphasis"><text:span text:style-name="T41"> odstránite počas aktívnej operácie, môžete narušiť </text:span></text:span><text:span text:style-name="Strong_20_Emphasis"><text:span text:style-name="T42">beh aplikácie.</text:span></text:span><text:span text:style-name="Strong_20_Emphasis"><text:span text:style-name="T41"> </text:span></text:span><text:span text:style-name="Strong_20_Emphasis"><text:span text:style-name="T42">Príklady súborov </text:span></text:span><text:span text:style-name="Strong_20_Emphasis"><text:span text:style-name="T43">a priečinkov</text:span></text:span><text:span text:style-name="Strong_20_Emphasis"><text:span text:style-name="T42">: „*.tmp“, „*.temp“, „tmp/“, „temp/“.</text:span></text:span></text:p>
      <text:list text:continue-numbering="true" text:style-name="WWNum3">
        <text:list-item>
          <text:list>
            <text:list-item>
              <text:list>
                <text:list-item>
                  <text:h text:style-name="Kapitola" text:outline-level="3"><text:bookmark-start text:name="__RefHeading___Toc1458_2629994413"/><text:soft-page-break/><text:span text:style-name="Strong_20_Emphasis"><text:s/></text:span><text:span text:style-name="Strong_20_Emphasis"><text:span text:style-name="T44">Súbory na zotavenie</text:span></text:span><text:bookmark-end text:name="__RefHeading___Toc1458_2629994413"/></text:h>
                </text:list-item>
              </text:list>
            </text:list-item>
          </text:list>
        </text:list-item>
      </text:list>
      <text:p text:style-name="text"><text:span text:style-name="Strong_20_Emphasis"><text:span text:style-name="T41">Takéto súbory vytvárajú editori na ukladanie stavu</text:span></text:span><text:span text:style-name="Strong_20_Emphasis"><text:span text:style-name="T42"> aby zabezpečiť</text:span></text:span><text:span text:style-name="Strong_20_Emphasis"><text:span text:style-name="T41"> schopnosť zotaviť sa </text:span></text:span><text:span text:style-name="Strong_20_Emphasis"><text:span text:style-name="T42">v prípade havárie</text:span></text:span><text:span text:style-name="Strong_20_Emphasis"><text:span text:style-name="T41">. </text:span></text:span><text:span text:style-name="Strong_20_Emphasis"><text:span text:style-name="T42">Sú bezpečne na zatvorenie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44">Rezervné automatické kópie</text:span></text:span><text:bookmark-end text:name="__RefHeading___Toc1460_2629994413"/></text:h>
                </text:list-item>
              </text:list>
            </text:list-item>
          </text:list>
        </text:list-item>
      </text:list>
      <text:p text:style-name="P88"><text:span text:style-name="Strong_20_Emphasis"><text:span text:style-name="T42">Veľmi podobné na súbory na zotavenie, s tým rozdielom že rátajúskôr nie <text:s/>s chybou aplikácie, ale používateľa, </text:span></text:span><text:span text:style-name="Strong_20_Emphasis"><text:span text:style-name="T45">pre prípad že potrebné zmeny nebudú uložene, napríklad prepisovanie a strata starej verzie súboru. Nevýhodou odstránenia sú rovnaké ako pri súboroch na zotavenie. </text:span></text:span><text:span text:style-name="Strong_20_Emphasis"><text:span text:style-name="T46">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47">Log a diagnostické súbory</text:span></text:span><text:bookmark-end text:name="__RefHeading___Toc1462_2629994413"/></text:h>
                </text:list-item>
              </text:list>
            </text:list-item>
          </text:list>
        </text:list-item>
      </text:list>
      <text:p text:style-name="P89"><text:span text:style-name="Strong_20_Emphasis"><text:span text:style-name="T48">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49">Cache predstavujú neesenciálne dáta, ktoré urýchľujú opakovane spustenie procesov. S princípu ide o rekonštruovateľné dáta, ktoré sa ukladajú iba kvôli nákladom na ich vytvorenie. Č</text:span></text:span><text:span text:style-name="Strong_20_Emphasis"><text:span text:style-name="T43">asto vznikajú vo vývojárskych programoch. </text:span></text:span><text:span text:style-name="Strong_20_Emphasis"><text:span text:style-name="T49">A však vedia podobne ako diagnostické dáta silno narastať v objeme a niekedy sú zdrojom chýb kvôli ponúkaniu </text:span></text:span><text:span text:style-name="Strong_20_Emphasis"><text:span text:style-name="T43">nea</text:span></text:span><text:span text:style-name="Strong_20_Emphasis"><text:span text:style-name="T50">ktuálnych dát. Odstránenie obyčajne spomaľuje prvý ďalší beh procesu. Príklady priečinkov: „</text:span></text:span><text:span text:style-name="Source_20_Text"><text:span text:style-name="T50">.cache/“</text:span></text:span><text:span text:style-name="Strong_20_Emphasis"><text:span text:style-name="T50">, „</text:span></text:span><text:span text:style-name="Source_20_Text"><text:span text:style-name="T50">.pytest_cache/“</text:span></text:span><text:span text:style-name="Strong_20_Emphasis"><text:span text:style-name="T50">, „</text:span></text:span><text:span text:style-name="Source_20_Text"><text:span text:style-name="T50">.ruff_cache/“</text:span></text:span><text:span text:style-name="Strong_20_Emphasis"><text:span text:style-name="T50">, </text:span></text:span><text:span text:style-name="Source_20_Text"><text:span text:style-name="T50">.</text:span></text:span></text:p>
      <text:list text:continue-numbering="true" text:style-name="WWNum3">
        <text:list-item>
          <text:list>
            <text:list-item>
              <text:list>
                <text:list-item>
                  <text:h text:style-name="P90" text:outline-level="3"><text:bookmark-start text:name="__RefHeading___Toc1466_2629994413"/><text:span text:style-name="Source_20_Text"><text:span text:style-name="T51"><text:s/>Zastavovacie a kompilované artefakty</text:span></text:span><text:bookmark-end text:name="__RefHeading___Toc1466_2629994413"/></text:h>
                </text:list-item>
              </text:list>
            </text:list-item>
          </text:list>
        </text:list-item>
      </text:list>
      <text:p text:style-name="P91"><text:span text:style-name="Source_20_Text"><text:span text:style-name="T52">Veľmi sa podobá na cache priečinky, len vznika pri preklade, linkovaní, balení alebo generovaní distribučných súborov. </text:span></text:span><text:span text:style-name="Source_20_Text"><text:span text:style-name="T53">Všetke dáta sa dajú znova vytvoriť zo zdrojových súborov, a nie sú určené na zálohovane originálov. Tak isto slúžia na zrýchľovanie </text:span></text:span><text:soft-page-break/><text:span text:style-name="Source_20_Text"><text:span text:style-name="T53">opakovaných behov spomenutých operáciach a časom narastajú v objeme. Príklady priečinkov: „target/“, „build/“, „dist/“.</text:span></text:span></text:p>
      <text:list text:continue-numbering="true" text:style-name="WWNum3">
        <text:list-item>
          <text:list>
            <text:list-item>
              <text:h text:style-name="Kapitola" text:outline-level="1"><text:span text:style-name="Source_20_Text"><text:span text:style-name="T54">Systém spravy verzii a git</text:span></text:span></text:h>
            </text:list-item>
          </text:list>
        </text:list-item>
      </text:list>
      <text:p text:style-name="P92"><text:span text:style-name="Source_20_Text"><text:span text:style-name="T54">Systém správy verzi</text:span></text:span><text:span text:style-name="Source_20_Text"><text:span text:style-name="T55">i</text:span></text:span><text:span text:style-name="Source_20_Text"><text:span text:style-name="T54"> (ďalej VCS) je systém, ktorý zaznamenáva zmeny súborov </text:span></text:span><text:span text:style-name="Source_20_Text"><text:span text:style-name="T55">v čase </text:span></text:span><text:span text:style-name="Source_20_Text"><text:span text:style-name="T54">tak, aby bolo možne </text:span></text:span><text:span text:style-name="Source_20_Text"><text:span text:style-name="T55">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56">[5]</text:span></text:span></text:p>
      <text:p text:style-name="P93"><text:span text:style-name="Source_20_Text"><text:span text:style-name="T55">Gi</text:span></text:span><text:span text:style-name="Source_20_Text"><text:span text:style-name="T57">t je konkrétnym a najpopulárnejším VCS</text:span></text:span><text:span text:style-name="Source_20_Text"><text:span text:style-name="T57">. </text:span></text:span><text:span text:style-name="Source_20_Text"><text:span text:style-name="T55">Zakladanou jednookou </text:span></text:span><text:span text:style-name="Source_20_Text"><text:span text:style-name="T57">Git</text:span></text:span><text:span text:style-name="Source_20_Text"><text:span text:style-name="T55"> je repozitár. On predstavuje úložisko, v ktorom nachádzajú sa sledovane súbory a metadáta o ich zmenách. Zmena do repozitára ukladá ako commit. Commit je snímkom stavu súborov v konkrétn</text:span></text:span><text:span text:style-name="Source_20_Text"><text:span text:style-name="T56">o</text:span></text:span><text:span text:style-name="Source_20_Text"><text:span text:style-name="T55">m čase. </text:span></text:span><text:span text:style-name="Source_20_Text"><text:span text:style-name="T56">Dôležitým je že každý commit neobsahuje kopiju všetkých súborov, ale iba zmení v porovnanie s predošlým commitom. [5]</text:span></text:span></text:p>
      <text:p text:style-name="P93"><text:span text:style-name="Source_20_Text"><text:span text:style-name="T57">Síce <text:s/>Git funguje lokálne, ale na bezpečne uloženie a synchronizáciu prace v tíme sa bežné používa vzdialený repozitár. Jedným z najpopulárnejších </text:span></text:span><text:span text:style-name="Source_20_Text"><text:span text:style-name="T58">hostingou</text:span></text:span><text:span text:style-name="Source_20_Text"><text:span text:style-name="T57"> pre vzdialen</text:span></text:span><text:span text:style-name="Source_20_Text"><text:span text:style-name="T58">=e</text:span></text:span><text:span text:style-name="Source_20_Text"><text:span text:style-name="T57"> repozitár</text:span></text:span><text:span text:style-name="Source_20_Text"><text:span text:style-name="T58">i </text:span></text:span><text:span text:style-name="Source_20_Text"><text:span text:style-name="T57">je GitHub.</text:span></text:span></text:p>
      <text:list xml:id="list115202171233209" text:continue-numbering="true" text:style-name="WWNum3">
        <text:list-item>
          <text:list>
            <text:list-item>
              <text:list>
                <text:list-item>
                  <text:h text:style-name="P94" text:outline-level="1"><text:span text:style-name="Source_20_Text"><text:span text:style-name="T58">Základne príkazy</text:span></text:span></text:h>
                </text:list-item>
              </text:list>
            </text:list-item>
          </text:list>
        </text:list-item>
      </text:list>
      <text:p text:style-name="P95"><text:span text:style-name="Source_20_Text"><text:span text:style-name="T58">Git sa v praxi obyčajne používa ako CLI </text:span></text:span><text:span text:style-name="Source_20_Text"><text:span text:style-name="T59">nastroj. Nižšie sú uvedené základne príkazy na prácu z gitom:</text:span></text:span></text:p>
      <text:list text:style-name="L5">
        <text:list-item>
          <text:p text:style-name="P96"><text:span text:style-name="Source_20_Text"><text:span text:style-name="T59">git init – založiť novy lokálny repozitár</text:span></text:span></text:p>
        </text:list-item>
        <text:list-item>
          <text:p text:style-name="P96"><text:span text:style-name="Source_20_Text"><text:span text:style-name="T59">git clone – klonovanie existujúceho vzdialeného repozitára</text:span></text:span></text:p>
        </text:list-item>
        <text:list-item>
          <text:p text:style-name="P96"><text:span text:style-name="Source_20_Text"><text:span text:style-name="T59">git add – pridať zmení do oblasti nového commitu</text:span></text:span></text:p>
        </text:list-item>
        <text:list-item>
          <text:p text:style-name="P96"><text:span text:style-name="Source_20_Text"><text:span text:style-name="T59">git commit – uloženie pripravených zmien do histórie</text:span></text:span></text:p>
        </text:list-item>
        <text:list-item>
          <text:p text:style-name="P96"><text:span text:style-name="Source_20_Text"><text:span text:style-name="T59">git pull – stiahnutie nových zmien zo vzdialeného repozitára</text:span></text:span></text:p>
        </text:list-item>
        <text:list-item>
          <text:p text:style-name="P96"><text:span text:style-name="Source_20_Text"><text:span text:style-name="T59">git push – posielanie na vzdialený repozitár vlastných zmien</text:span></text:span></text:p>
        </text:list-item>
        <text:list-item>
          <text:p text:style-name="P96"><text:span text:style-name="Source_20_Text"><text:span text:style-name="T59">git merge – príklad spojenie dvoch verzii do jednej </text:span></text:span></text:p>
        </text:list-item>
      </text:list>
      <text:list text:continue-list="list115202171233209" text:style-name="WWNum3">
        <text:list-item>
          <text:h text:style-name="P97" text:outline-level="1"><text:bookmark-start text:name="__RefHeading___Toc3175_1107819706"/><text:bookmark-start text:name="_Toc179973485"/>Ciele práce<text:bookmark-end text:name="__RefHeading___Toc3175_1107819706"/><text:bookmark-end text:name="_Toc179973485"/></text:h>
        </text:list-item>
      </text:list>
      <text:p text:style-name="text"/>
      <text:p text:style-name="P98" loext:marker-style-name="T1"><text:s/></text:p>
      <text:list text:continue-numbering="true" text:style-name="WWNum3">
        <text:list-item>
          <text:h text:style-name="P99" text:outline-level="1"><text:bookmark-start text:name="_Toc179973486"/><text:bookmark-start text:name="__RefHeading___Toc3177_1107819706"/>Materiál a metodika<text:bookmark-end text:name="_Toc179973486"/><text:bookmark-end text:name="__RefHeading___Toc3177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100" text:outline-level="1"><text:bookmark-start text:name="_Toc179973487"/><text:bookmark-start text:name="__RefHeading___Toc3179_1107819706"/>Podnadpis<text:bookmark-end text:name="_Toc179973487"/><text:bookmark-end text:name="__RefHeading___Toc3179_1107819706"/></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1"/>
      <text:p text:style-name="P102" loext:marker-style-name="T60"/>
      <text:list text:continue-numbering="true" text:style-name="WWNum3">
        <text:list-item>
          <text:h text:style-name="P99" text:outline-level="1"><text:bookmark-start text:name="_Toc179973488"/><text:bookmark-start text:name="__RefHeading___Toc3181_1107819706"/>Diskusia<text:bookmark-end text:name="_Toc179973488"/><text:bookmark-end text:name="__RefHeading___Toc3181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2" loext:marker-style-name="T60"/>
      <text:list text:continue-numbering="true" text:style-name="WWNum3">
        <text:list-item>
          <text:h text:style-name="P99" text:outline-level="1"><text:bookmark-start text:name="_Toc179973489"/><text:bookmark-start text:name="__RefHeading___Toc3183_1107819706"/>Závery práce<text:bookmark-end text:name="_Toc179973489"/><text:bookmark-end text:name="__RefHeading___Toc3183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02" loext:marker-style-name="T60"/>
      <text:list text:continue-numbering="true" text:style-name="WWNum3">
        <text:list-item>
          <text:h text:style-name="P99" text:outline-level="1"><text:bookmark-start text:name="_Toc179973490"/><text:bookmark-start text:name="__RefHeading___Toc3185_1107819706"/>Zhrnutie<text:bookmark-end text:name="_Toc179973490"/><text:bookmark-end text:name="__RefHeading___Toc3185_1107819706"/></text:h>
        </text:list-item>
      </text:list>
      <text:p text:style-name="P101"/>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03" loext:marker-style-name="T61"><text:bookmark-start text:name="_Toc179973491"/></text:p>
      <text:list text:continue-numbering="true" text:style-name="WWNum3">
        <text:list-item>
          <text:h text:style-name="P104" text:outline-level="1"><text:bookmark-start text:name="__RefHeading___Toc3187_1107819706"/>Zoznam použitej literatúry<text:bookmark-end text:name="__RefHeading___Toc3187_1107819706"/><text:bookmark-end text:name="_Toc179973491"/></text:h>
        </text:list-item>
      </text:list>
      <text:p text:style-name="P105"><text:span text:style-name="T62">[1] </text:span><text:span text:style-name="Emphasis"><text:span text:style-name="T62">SHOTTS, William. The Linux Command Line. Fifth Internet Edition [online]. [S.l.]: LinuxCommand.org, 2019 [cit. 2026-02-18]. </text:span></text:span><text:span text:style-name="Emphasis"><text:span text:style-name="T63">Dostupne na internete</text:span></text:span><text:span text:style-name="Emphasis"><text:span text:style-name="T62">: </text:span></text:span></text:p>
      <text:p text:style-name="P106"><text:span text:style-name="Emphasis"><text:span text:style-name="T62">&lt;https://openlab.citytech.cuny.edu/emt2390l/files/2020/03/The-Linux-Command-Line-Book-5th-Edition.pdf&gt;</text:span></text:span></text:p>
      <text:p text:style-name="P107">[2] MORIN, Pat. Open Data Structures (in C++) [online]. [S.l.]: Open Data Structures, 2013 [cit. 2026-02-18]. Dostupne na internete:<text:line-break/>&lt;https://opendatastructures.org/versions/edition-0.1c/ods-cpp.pdf&gt;</text:p>
      <text:p text:style-name="P108">[3] FREE SOFTWARE FOUNDATION, Inc. GNU Grep: Print lines that match patterns. Version 3.12, 2 January 2025 [online]. [S.l.]: Free Software Foundation, Inc., 2025 [cit. 2026-02-18]. Dostupne na internete:<text:line-break/>&lt;https://www.gnu.org/s/grep/manual/grep.pdf&gt;</text:p>
      <text:p text:style-name="P109"><text:span text:style-name="T62">[4] LSB Workgroup, The Linux Foundation. </text:span><text:span text:style-name="Emphasis"><text:span text:style-name="T62">Filesystem Hierarchy Standard</text:span></text:span><text:span text:style-name="T62">. Version 3.0 [online]. [S.l.]: The Linux Foundation, 2015-03-19 [cit. 2026-02-18]. Dostupne na internete:<text:line-break/>&lt;https://refspecs.linuxfoundation.org/FHS_3.0/fhs-3.0.pdf&gt;</text:span></text:p>
      <text:p text:style-name="P110">[5] CHACON, Scott a STRAUB, Ben. Pro Git. 2nd Edition [online]. [S.l.]: Apress, 2014 [cit. 2026-02-19]. Dostupne na internete:<text:line-break/>&lt;https://git-scm.com/book/en/v2&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1</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96</meta:editing-cycles>
    <meta:creation-date>2024-10-15T07:50:00</meta:creation-date>
    <dc:date>2026-02-19T11:51:30.774015716</dc:date>
    <meta:editing-duration>P1DT14H1M16S</meta:editing-duration>
    <meta:generator>LibreOffice/25.8.4.2$Linux_X86_64 LibreOffice_project/580$Build-2</meta:generator>
    <meta:document-statistic meta:table-count="0" meta:image-count="0" meta:object-count="0" meta:page-count="25" meta:paragraph-count="185" meta:word-count="3636" meta:character-count="25384" meta:non-whitespace-character-count="21880"/>
    <meta:user-defined meta:name="AppVersion">16.0000</meta:user-defined>
    <meta:user-defined meta:name="ContentTypeId">0x010100FF914F332154174D803A7B644D03395C</meta:user-defined>
    <meta:template xlink:type="simple" xlink:actuate="onRequest" xlink:title="Normal.dotm" xlink:href=""/>
  </office:meta>
</office:document-meta>
</file>